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2bae2"/>
    </style:style>
    <style:style style:name="P2" style:family="paragraph" style:parent-style-name="Standard">
      <style:text-properties officeooo:rsid="0002bae2" officeooo:paragraph-rsid="0002bae2"/>
    </style:style>
    <style:style style:name="P3" style:family="paragraph" style:parent-style-name="Text_20_body">
      <style:text-properties officeooo:paragraph-rsid="0011d3d9"/>
    </style:style>
    <style:style style:name="P4" style:family="paragraph" style:parent-style-name="Text_20_body">
      <style:text-properties fo:font-weight="normal" officeooo:rsid="000dae0e" officeooo:paragraph-rsid="0014cee1" style:font-weight-asian="normal" style:font-weight-complex="normal"/>
    </style:style>
    <style:style style:name="P5" style:family="paragraph" style:parent-style-name="Text_20_body">
      <style:text-properties fo:font-weight="normal" officeooo:rsid="0002bae2" officeooo:paragraph-rsid="0014cee1" style:font-weight-asian="normal" style:font-weight-complex="normal"/>
    </style:style>
    <style:style style:name="P6" style:family="paragraph" style:parent-style-name="Text_20_body">
      <style:text-properties fo:font-weight="normal" officeooo:rsid="000f76a5" officeooo:paragraph-rsid="000f76a5" style:font-weight-asian="normal" style:font-weight-complex="normal"/>
    </style:style>
    <style:style style:name="P7" style:family="paragraph" style:parent-style-name="Text_20_body">
      <style:text-properties fo:font-weight="normal" officeooo:rsid="000f76a5" officeooo:paragraph-rsid="0014cee1" style:font-weight-asian="normal" style:font-weight-complex="normal"/>
    </style:style>
    <style:style style:name="P8" style:family="paragraph" style:parent-style-name="Text_20_body">
      <style:text-properties fo:font-weight="normal" officeooo:rsid="0011b986" officeooo:paragraph-rsid="0011b986" style:font-weight-asian="normal" style:font-weight-complex="normal"/>
    </style:style>
    <style:style style:name="P9" style:family="paragraph" style:parent-style-name="Text_20_body">
      <style:text-properties fo:font-weight="normal" officeooo:rsid="0011d3d9" officeooo:paragraph-rsid="0011d3d9" style:font-weight-asian="normal" style:font-weight-complex="normal"/>
    </style:style>
    <style:style style:name="P10" style:family="paragraph" style:parent-style-name="Text_20_body">
      <style:text-properties officeooo:paragraph-rsid="0014cee1"/>
    </style:style>
    <style:style style:name="P11" style:family="paragraph" style:parent-style-name="Text_20_body">
      <style:text-properties officeooo:paragraph-rsid="001cce1e"/>
    </style:style>
    <style:style style:name="P12" style:family="paragraph" style:parent-style-name="Preformatted_20_Text">
      <style:paragraph-properties fo:margin-top="0cm" fo:margin-bottom="0.499cm"/>
    </style:style>
    <style:style style:name="P13" style:family="paragraph" style:parent-style-name="Preformatted_20_Text">
      <style:paragraph-properties fo:margin-top="0cm" fo:margin-bottom="0.499cm"/>
      <style:text-properties fo:font-weight="normal" officeooo:paragraph-rsid="0002bae2" style:font-weight-asian="normal" style:font-weight-complex="normal"/>
    </style:style>
    <style:style style:name="P14" style:family="paragraph" style:parent-style-name="Preformatted_20_Text">
      <style:paragraph-properties fo:margin-top="0cm" fo:margin-bottom="0.499cm"/>
      <style:text-properties fo:font-weight="normal" officeooo:rsid="0002bae2" officeooo:paragraph-rsid="0002bae2" style:font-weight-asian="normal" style:font-weight-complex="normal"/>
    </style:style>
    <style:style style:name="P15" style:family="paragraph" style:parent-style-name="Preformatted_20_Text">
      <style:paragraph-properties fo:margin-top="0cm" fo:margin-bottom="0.499cm"/>
      <style:text-properties fo:font-weight="normal" officeooo:rsid="0003b18e" officeooo:paragraph-rsid="0003b18e" style:font-weight-asian="normal" style:font-weight-complex="normal"/>
    </style:style>
    <style:style style:name="P16" style:family="paragraph" style:parent-style-name="Preformatted_20_Text">
      <style:paragraph-properties fo:margin-top="0cm" fo:margin-bottom="0.499cm"/>
      <style:text-properties fo:font-weight="normal" officeooo:rsid="0003bd19" officeooo:paragraph-rsid="0003bd19" style:font-weight-asian="normal" style:font-weight-complex="normal"/>
    </style:style>
    <style:style style:name="P17" style:family="paragraph" style:parent-style-name="Preformatted_20_Text">
      <style:paragraph-properties fo:margin-top="0cm" fo:margin-bottom="0.499cm"/>
      <style:text-properties fo:font-weight="normal" officeooo:rsid="000823d5" officeooo:paragraph-rsid="000a7b1f" style:font-weight-asian="normal" style:font-weight-complex="normal"/>
    </style:style>
    <style:style style:name="P18" style:family="paragraph" style:parent-style-name="Preformatted_20_Text">
      <style:paragraph-properties fo:margin-top="0cm" fo:margin-bottom="0.499cm"/>
      <style:text-properties fo:font-weight="normal" officeooo:rsid="000823d5" officeooo:paragraph-rsid="000823d5" style:font-weight-asian="normal" style:font-weight-complex="normal"/>
    </style:style>
    <style:style style:name="P19" style:family="paragraph" style:parent-style-name="Preformatted_20_Text">
      <style:paragraph-properties fo:margin-top="0cm" fo:margin-bottom="0.499cm"/>
      <style:text-properties officeooo:paragraph-rsid="00056c45"/>
    </style:style>
    <style:style style:name="P20" style:family="paragraph" style:parent-style-name="Preformatted_20_Text">
      <style:paragraph-properties fo:margin-top="0cm" fo:margin-bottom="0.499cm"/>
      <style:text-properties officeooo:rsid="0002bae2"/>
    </style:style>
    <style:style style:name="P21" style:family="paragraph" style:parent-style-name="Preformatted_20_Text">
      <style:paragraph-properties fo:margin-top="0cm" fo:margin-bottom="0.499cm"/>
      <style:text-properties officeooo:paragraph-rsid="001cce1e"/>
    </style:style>
    <style:style style:name="P22" style:family="paragraph" style:parent-style-name="Text_20_body" style:list-style-name="L1">
      <style:text-properties officeooo:paragraph-rsid="0015e955"/>
    </style:style>
    <style:style style:name="P23" style:family="paragraph" style:parent-style-name="Text_20_body" style:list-style-name="L1">
      <style:text-properties officeooo:paragraph-rsid="0014cee1"/>
    </style:style>
    <style:style style:name="P24" style:family="paragraph" style:parent-style-name="Text_20_body" style:list-style-name="L1">
      <style:text-properties fo:font-weight="normal" officeooo:rsid="0011b986" officeooo:paragraph-rsid="0011b986" style:font-weight-asian="normal" style:font-weight-complex="normal"/>
    </style:style>
    <style:style style:name="P25" style:family="paragraph" style:parent-style-name="Text_20_body">
      <style:text-properties fo:font-weight="normal" officeooo:rsid="001cce1e" officeooo:paragraph-rsid="001cce1e" style:font-weight-asian="normal" style:font-weight-complex="normal"/>
    </style:style>
    <style:style style:name="P26" style:family="paragraph" style:parent-style-name="Preformatted_20_Text">
      <style:paragraph-properties fo:margin-top="0cm" fo:margin-bottom="0.499cm"/>
      <style:text-properties fo:font-weight="normal" officeooo:rsid="001ae7e2" officeooo:paragraph-rsid="001ae7e2" style:font-weight-asian="normal" style:font-weight-complex="normal"/>
    </style:style>
    <style:style style:name="P27" style:family="paragraph" style:parent-style-name="Heading_20_1">
      <style:text-properties officeooo:rsid="0002bae2" officeooo:paragraph-rsid="0002bae2"/>
    </style:style>
    <style:style style:name="P28" style:family="paragraph" style:parent-style-name="Heading_20_3">
      <style:text-properties officeooo:rsid="0009a809"/>
    </style:style>
    <style:style style:name="P29" style:family="paragraph" style:parent-style-name="Heading_20_3">
      <style:text-properties fo:font-weight="normal" officeooo:rsid="0009a809" style:font-weight-asian="normal" style:font-weight-complex="normal"/>
    </style:style>
    <style:style style:name="P30" style:family="paragraph" style:parent-style-name="Heading_20_3">
      <style:text-properties fo:font-weight="normal" officeooo:rsid="000b181e" style:font-weight-asian="normal" style:font-weight-complex="normal"/>
    </style:style>
    <style:style style:name="P31" style:family="paragraph" style:parent-style-name="Heading_20_2">
      <style:text-properties officeooo:rsid="0002bae2"/>
    </style:style>
    <style:style style:name="P32" style:family="paragraph" style:parent-style-name="Heading_20_2">
      <style:text-properties officeooo:rsid="0003bd19"/>
    </style:style>
    <style:style style:name="P33" style:family="paragraph" style:parent-style-name="Heading_20_2">
      <style:text-properties fo:font-weight="normal" officeooo:rsid="0011069d" style:font-weight-asian="normal" style:font-weight-complex="normal"/>
    </style:style>
    <style:style style:name="P34" style:family="paragraph" style:parent-style-name="Heading_20_2">
      <style:text-properties fo:font-weight="normal" officeooo:rsid="001cce1e" officeooo:paragraph-rsid="001cce1e" style:font-weight-asian="normal" style:font-weight-complex="normal"/>
    </style:style>
    <style:style style:name="P35" style:family="paragraph" style:parent-style-name="Heading_20_2">
      <style:text-properties fo:font-weight="normal" officeooo:rsid="000dae0e" officeooo:paragraph-rsid="0014cee1" style:font-weight-asian="normal" style:font-weight-complex="normal"/>
    </style:style>
    <style:style style:name="T1" style:family="text">
      <style:text-properties officeooo:rsid="0002bae2"/>
    </style:style>
    <style:style style:name="T2" style:family="text">
      <style:text-properties officeooo:rsid="0003b18e"/>
    </style:style>
    <style:style style:name="T3" style:family="text">
      <style:text-properties officeooo:rsid="00056c45"/>
    </style:style>
    <style:style style:name="T4" style:family="text">
      <style:text-properties fo:font-weight="normal" officeooo:rsid="0002bae2" style:font-weight-asian="normal" style:font-weight-complex="normal"/>
    </style:style>
    <style:style style:name="T5" style:family="text">
      <style:text-properties fo:font-weight="normal" officeooo:rsid="0003bd19" style:font-weight-asian="normal" style:font-weight-complex="normal"/>
    </style:style>
    <style:style style:name="T6" style:family="text">
      <style:text-properties fo:font-weight="normal" officeooo:rsid="0007174f" style:font-weight-asian="normal" style:font-weight-complex="normal"/>
    </style:style>
    <style:style style:name="T7" style:family="text">
      <style:text-properties fo:font-weight="normal" officeooo:rsid="000dae0e" style:font-weight-asian="normal" style:font-weight-complex="normal"/>
    </style:style>
    <style:style style:name="T8" style:family="text">
      <style:text-properties fo:font-weight="normal" officeooo:rsid="00056c45" style:font-weight-asian="normal" style:font-weight-complex="normal"/>
    </style:style>
    <style:style style:name="T9" style:family="text">
      <style:text-properties fo:font-weight="normal" officeooo:rsid="0011b986" style:font-weight-asian="normal" style:font-weight-complex="normal"/>
    </style:style>
    <style:style style:name="T10" style:family="text">
      <style:text-properties fo:font-weight="normal" officeooo:rsid="0011d3d9" style:font-weight-asian="normal" style:font-weight-complex="normal"/>
    </style:style>
    <style:style style:name="T11" style:family="text">
      <style:text-properties fo:font-weight="normal" officeooo:rsid="0014cee1" style:font-weight-asian="normal" style:font-weight-complex="normal"/>
    </style:style>
    <style:style style:name="T12" style:family="text">
      <style:text-properties fo:font-weight="normal" officeooo:rsid="0015e955" style:font-weight-asian="normal" style:font-weight-complex="normal"/>
    </style:style>
    <style:style style:name="T13" style:family="text">
      <style:text-properties fo:font-weight="normal" officeooo:rsid="0017a4f9" style:font-weight-asian="normal" style:font-weight-complex="normal"/>
    </style:style>
    <style:style style:name="T14" style:family="text">
      <style:text-properties fo:font-weight="normal" officeooo:rsid="001825ea" style:font-weight-asian="normal" style:font-weight-complex="normal"/>
    </style:style>
    <style:style style:name="T15" style:family="text">
      <style:text-properties fo:font-weight="normal" officeooo:rsid="001cce1e" style:font-weight-asian="normal" style:font-weight-complex="normal"/>
    </style:style>
    <style:style style:name="T16" style:family="text">
      <style:text-properties officeooo:rsid="001899cd"/>
    </style:style>
    <style:style style:name="T17" style:family="text">
      <style:text-properties officeooo:rsid="0019ef5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Construction / Structuration </text:h>
      <text:p text:style-name="P2"/>
      <text:h text:style-name="P31" text:outline-level="2">Construction de l'archetype : <text:s/></text:h>
      <text:p text:style-name="P2"/>
      <text:p text:style-name="P1"><text:span text:style-name="T1">mvn archetype:generate -DarchetypeRepository=https://mvn.esup-portail.org/content/repositories/releases </text:span>-DarchetypeGroupId=org.esupportail.blank -DarchetypeArtifactId=esup-blank-archetype -DarchetypeVersion=0.<text:span text:style-name="T1">2.5</text:span> </text:p>
      <text:p text:style-name="P12">-DgroupId=org.esupportail.<text:span text:style-name="T1">heldpeskviewer</text:span> -DartifactId=esup-<text:span text:style-name="T1">helpdeskviewer</text:span></text:p>
      <text:p text:style-name="P20"/>
      <text:h text:style-name="P31" text:outline-level="2">Nettoyage</text:h>
      <text:p text:style-name="P13"><text:span text:style-name="T1">suppression de *-dao -web-jsf- *-web-mvc-servlet *</text:span><text:span text:style-name="T2">-utils</text:span></text:p>
      <text:p text:style-name="P14">Nettoyage du pom.xml en fonction</text:p>
      <text:p text:style-name="P15">(reste 3 modules)</text:p>
      <text:p text:style-name="P15"/>
      <text:h text:style-name="P32" text:outline-level="2">Test</text:h>
      <text:h text:style-name="P28" text:outline-level="3">Installation / Compilation du war</text:h>
      <text:p text:style-name="P16">mvn <text:span text:style-name="T16">clean </text:span><text:span text:style-name="T17">package</text:span></text:p>
      <text:h text:style-name="P28" text:outline-level="3">Déploiement du war dans le portail comme portlet </text:h>
      <text:p text:style-name="P16">Depuis EsupPortail/uPortal : </text:p>
      <text:p text:style-name="P19"><text:span text:style-name="T3">ant deploy PortletApp -DportletApp=/opt/esup-</text:span><text:span text:style-name="T1">helpdeskviewer/</text:span><text:span text:style-name="T5">esup-</text:span><text:span text:style-name="T4">helpdeskviewer</text:span><text:span text:style-name="T5">-web-springmvc-portlet/</text:span><text:span text:style-name="T6">target/</text:span><text:span text:style-name="T5">esup-</text:span><text:span text:style-name="T4">helpdeskviewer</text:span><text:span text:style-name="T5">-web-springmvc-portlet</text:span><text:span text:style-name="T6">-1.0-SNAPSHOT.war</text:span></text:p>
      <text:p text:style-name="P17">(Re)Démarrage du portail pour déploiement de esup-helpdeskviewer-web-springmvc-portlet-1.0-SNAPSHOT (ou déploiement à chaud de esup-helpdeskviewer-web-springmvc-portlet-1.0-SNAPSHOT avec lambda probe par exemple).</text:p>
      <text:h text:style-name="P29" text:outline-level="3">Enregistrement de la portlet dans le portail</text:h>
      <text:p text:style-name="P18">Enregistrement de la portlet dans le portail via l'outil d'admin.</text:p>
      <text:p text:style-name="P26">On peut à ce stade surcharger les préférences par défaut donnés par portlet.xml</text:p>
      <text:p text:style-name="P26">→ on peut avoir plusieurs instances de cette portlet pour plusieurs Helpdesk.</text:p>
      <text:h text:style-name="P30" text:outline-level="3"><text:soft-page-break/>Affichage de la portlet dans le portail</text:h>
      <text:p text:style-name="P6"/>
      <text:h text:style-name="P33" text:outline-level="2">Structuration</text:h>
      <text:list xml:id="list1982013092" text:style-name="L1">
        <text:list-item>
          <text:p text:style-name="P22"><text:span text:style-name="T9">On renomme esup-helpdeskviewer-</text:span><text:span text:style-name="T11">beans en <text:s/> : nous n'avons pas besoin des beans ici, nous utilisons directement les beans issus des WS : nous allons mettre dans <text:s/>esup-helpdeskviewer-ws-client la librairire client WS que l'on génère via maven et le plugin </text:span><text:span text:style-name="T10">plugin cxf-codegen-plugin </text:span><text:span text:style-name="T14">→ </text:span><text:span text:style-name="T12">le code de </text:span><text:span text:style-name="T11">esup-helpdeskviewer-ws-client </text:span><text:span text:style-name="T12">se résume à son pom.xml </text:span><text:span text:style-name="T14">et au wsdl du WS de l'application EsupHelpdesk</text:span></text:p>
          <text:list>
            <text:list-item>
              <text:p text:style-name="P23"><text:span text:style-name="T11">pense à modifier aussi les pom.xml </text:span><text:span text:style-name="T13">du dossier racine, </text:span><text:span text:style-name="T11">de esup-helpdeskviewer-domain-services et <text:s/>esup-helpdeskviewer-ws-client pour donner le nouveau nom esup-helpdeskviewer-ws-client en lieu et place de <text:s/></text:span><text:span text:style-name="T9">esup-helpdeskviewer-</text:span><text:span text:style-name="T11">beans</text:span></text:p>
            </text:list-item>
          </text:list>
        </text:list-item>
        <text:list-item>
          <text:p text:style-name="P23"><text:span text:style-name="T9">Dans <text:s/>esup-helpdeskviewer-domain-services </text:span><text:span text:style-name="T11">nous avons simplement le domainService qui construit le client WS et se charge d'appeller les 2 méthodes métiers.</text:span></text:p>
        </text:list-item>
        <text:list-item>
          <text:p text:style-name="P24">Le controller va dans esup-helpdeskviewer-web-springmvc-portlet</text:p>
        </text:list-item>
      </text:list>
      <text:p text:style-name="P8"/>
      <text:p text:style-name="P3"><text:span text:style-name="T10">Note : on ajoute dans le pom.xml de </text:span><text:span text:style-name="T9">esup-helpdeskviewer-domain-services </text:span><text:span text:style-name="T10">la config maven pour générer les proxy WS clients avec le plugin cxf-codegen-plugin</text:span></text:p>
      <text:p text:style-name="P9"/>
      <text:h text:style-name="P34" text:outline-level="2">Renommage du war</text:h>
      <text:p text:style-name="P11"><text:span text:style-name="T15">Dans le pom.xml de </text:span><text:span text:style-name="T9"><text:s/>esup-helpdeskviewer-web-springmvc-portlet </text:span><text:span text:style-name="T15">on redéfinit le warName dans le plugin maven-war-plugin, cela afin d'avoir toujours en sorti un esup-helpdeskviewer.war quelque soit la version.</text:span></text:p>
      <text:p text:style-name="P25">Ainsi après un mvn clean package, on déploiera la portlet par un </text:p>
      <text:p text:style-name="P21"><text:span text:style-name="T8">ant deployPortletApp -DportletApp=/opt/esup-</text:span><text:span text:style-name="T4">helpdeskviewer/</text:span><text:span text:style-name="T5">esup-</text:span><text:span text:style-name="T4">helpdeskviewer</text:span><text:span text:style-name="T5">-web-springmvc-portlet/</text:span><text:span text:style-name="T6">target/</text:span><text:span text:style-name="T5">esup-</text:span><text:span text:style-name="T4">helpdeskviewer</text:span><text:span text:style-name="T6">.war</text:span></text:p>
      <text:h text:style-name="P35" text:outline-level="2">Environnement de dev eclipse</text:h>
      <text:p text:style-name="P4">Ouverture d'éclipse</text:p>
      <text:p text:style-name="P4">Workspace dédié au projet</text:p>
      <text:p text:style-name="P4">Import &gt; Maven &gt; Existing maven project</text:p>
      <text:p text:style-name="P10"><text:span text:style-name="T7">browse → </text:span><text:span text:style-name="T8">/opt/esup-</text:span><text:span text:style-name="T4">helpdeskviewer</text:span></text:p>
      <text:p text:style-name="P5"/>
      <text:p text:style-name="P7">On récupère 4 projets :</text:p>
      <text:p text:style-name="P7">le projet racine et les 3 sous-modules.</text:p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OpenSymbol" svg:font-family="OpenSymbol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Bitstream Vera Sans Mono" fo:font-size="10pt" style:font-name-asian="Bitstream Vera Sans1" style:font-size-asian="10pt" style:font-name-complex="Bitstream Vera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>
        <style:tab-stops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style="italic" fo:font-weight="normal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ncent Bonamy</meta:initial-creator>
    <meta:creation-date>2011-09-07T13:43:56</meta:creation-date>
    <meta:generator>OpenOffice.org/3.2$Linux OpenOffice.org_project/320m19$Build-9505</meta:generator>
    <dc:date>2011-09-22T15:51:35</dc:date>
    <dc:creator>Vincent Bonamy</dc:creator>
    <meta:editing-duration>PT02H56M36S</meta:editing-duration>
    <meta:editing-cycles>25</meta:editing-cycles>
    <meta:document-statistic meta:table-count="0" meta:image-count="0" meta:object-count="0" meta:page-count="2" meta:paragraph-count="37" meta:word-count="341" meta:character-count="2930"/>
  </office:meta>
</office:document-meta>
</file>